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style:font-name="Liberation Mono" fo:font-size="10pt" officeooo:rsid="00259dbb" officeooo:paragraph-rsid="00259dbb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Liberation Mono" fo:font-size="14pt" fo:font-weight="normal" officeooo:rsid="002954a5" officeooo:paragraph-rsid="002292e7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Liberation Mono" fo:font-size="14pt" fo:font-weight="normal" officeooo:rsid="0015f238" officeooo:paragraph-rsid="002292e7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Liberation Mono" fo:font-size="12pt" fo:font-weight="normal" officeooo:rsid="0015f238" officeooo:paragraph-rsid="002292e7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Liberation Mono" fo:font-size="12pt" fo:font-weight="normal" officeooo:rsid="0016ec57" officeooo:paragraph-rsid="002292e7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Liberation Mono" fo:font-size="12pt" fo:font-weight="normal" officeooo:rsid="001d11c5" officeooo:paragraph-rsid="002292e7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Mono" fo:font-size="12pt" fo:font-weight="normal" officeooo:rsid="001ec112" officeooo:paragraph-rsid="002292e7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Mono" fo:font-size="12pt" fo:font-weight="normal" officeooo:rsid="002268ba" officeooo:paragraph-rsid="002292e7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Liberation Mono" fo:font-size="12pt" fo:font-weight="normal" officeooo:rsid="00282fb8" officeooo:paragraph-rsid="002292e7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Liberation Mono" fo:font-size="12pt" fo:font-weight="normal" officeooo:rsid="00286a4b" officeooo:paragraph-rsid="002292e7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Mono" fo:font-size="11pt" fo:font-weight="normal" officeooo:rsid="0014c74a" officeooo:paragraph-rsid="002292e7" style:font-size-asian="11pt" style:font-weight-asian="normal" style:font-size-complex="11pt" style:font-weight-complex="normal"/>
    </style:style>
    <style:style style:name="P12" style:family="paragraph" style:parent-style-name="Standard">
      <style:text-properties style:font-name="Liberation Mono" fo:font-size="11pt" fo:font-weight="normal" officeooo:rsid="0016ec57" officeooo:paragraph-rsid="002292e7" style:font-size-asian="11pt" style:font-weight-asian="normal" style:font-size-complex="11pt" style:font-weight-complex="normal"/>
    </style:style>
    <style:style style:name="P13" style:family="paragraph" style:parent-style-name="Standard">
      <style:text-properties style:font-name="Liberation Mono" fo:font-size="11pt" fo:font-weight="normal" officeooo:rsid="001d11c5" officeooo:paragraph-rsid="002292e7" style:font-size-asian="11pt" style:font-weight-asian="normal" style:font-size-complex="11pt" style:font-weight-complex="normal"/>
    </style:style>
    <style:style style:name="P14" style:family="paragraph" style:parent-style-name="Standard">
      <style:text-properties style:font-name="Liberation Mono" fo:font-size="11pt" fo:font-weight="normal" officeooo:rsid="001ec112" officeooo:paragraph-rsid="002292e7" style:font-size-asian="11pt" style:font-weight-asian="normal" style:font-size-complex="11pt" style:font-weight-complex="normal"/>
    </style:style>
    <style:style style:name="P15" style:family="paragraph" style:parent-style-name="Standard">
      <style:text-properties style:font-name="Liberation Mono" fo:font-size="11pt" fo:font-weight="normal" officeooo:rsid="002268ba" officeooo:paragraph-rsid="002292e7" style:font-size-asian="11pt" style:font-weight-asian="normal" style:font-size-complex="11pt" style:font-weight-complex="normal"/>
    </style:style>
    <style:style style:name="P16" style:family="paragraph" style:parent-style-name="Standard">
      <style:text-properties style:font-name="Liberation Mono" fo:font-size="11pt" fo:font-weight="normal" officeooo:rsid="00282fb8" officeooo:paragraph-rsid="002292e7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14c74a" officeooo:paragraph-rsid="002292e7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font-name="Liberation Mono" fo:font-size="10pt" fo:font-weight="normal" officeooo:rsid="0016ec57" officeooo:paragraph-rsid="002292e7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Liberation Mono" fo:font-size="10pt" fo:font-weight="normal" officeooo:rsid="001d11c5" officeooo:paragraph-rsid="002292e7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Liberation Mono" fo:font-size="10pt" fo:font-weight="normal" officeooo:rsid="001ec112" officeooo:paragraph-rsid="002292e7" style:font-size-asian="10pt" style:font-weight-asian="normal" style:font-size-complex="10pt" style:font-weight-complex="normal"/>
    </style:style>
    <style:style style:name="P21" style:family="paragraph" style:parent-style-name="Standard">
      <style:text-properties style:font-name="Liberation Mono" fo:font-size="10pt" fo:font-weight="normal" officeooo:rsid="0020916d" officeooo:paragraph-rsid="002292e7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Liberation Mono" fo:font-size="10pt" fo:font-weight="normal" officeooo:rsid="002268ba" officeooo:paragraph-rsid="002292e7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font-name="Liberation Mono" fo:font-size="10pt" fo:font-weight="normal" officeooo:rsid="00282fb8" officeooo:paragraph-rsid="002292e7" style:font-size-asian="10pt" style:font-weight-asian="normal" style:font-size-complex="10pt" style:font-weight-complex="normal"/>
    </style:style>
    <style:style style:name="P24" style:family="paragraph" style:parent-style-name="Standard">
      <style:text-properties style:font-name="Liberation Mono" fo:font-size="10pt" fo:font-weight="normal" officeooo:rsid="00286a4b" officeooo:paragraph-rsid="002292e7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26" style:family="paragraph" style:parent-style-name="Text_20_body">
      <style:paragraph-properties fo:margin-left="2.501cm" fo:margin-right="0cm" fo:text-indent="0cm" style:auto-text-indent="false"/>
      <style:text-properties style:font-name="Liberation Mono" fo:font-size="11pt" officeooo:rsid="00259dbb" officeooo:paragraph-rsid="00259dbb" style:font-size-asian="11pt" style:font-size-complex="11pt"/>
    </style:style>
    <style:style style:name="P27" style:family="paragraph" style:parent-style-name="Text_20_body">
      <style:text-properties style:font-name="Liberation Mono" fo:font-size="11pt" officeooo:rsid="001b6ebb" officeooo:paragraph-rsid="0027b0af" style:font-size-asian="11pt" style:font-size-complex="11pt"/>
    </style:style>
    <style:style style:name="P28" style:family="paragraph" style:parent-style-name="Preformatted_20_Text">
      <style:text-properties style:font-name="Liberation Mono" fo:font-size="11pt" style:font-size-asian="11pt" style:font-size-complex="11pt"/>
    </style:style>
    <style:style style:name="P29" style:family="paragraph" style:parent-style-name="Preformatted_20_Text">
      <style:text-properties style:font-name="Liberation Mono" officeooo:rsid="000db20e" officeooo:paragraph-rsid="0021539f"/>
    </style:style>
    <style:style style:name="P30" style:family="paragraph" style:parent-style-name="Preformatted_20_Text">
      <style:paragraph-properties fo:text-align="center" style:justify-single-word="false"/>
      <style:text-properties style:font-name="Liberation Mono" style:text-underline-style="solid" style:text-underline-width="auto" style:text-underline-color="font-color" officeooo:rsid="000db20e" officeooo:paragraph-rsid="0021539f"/>
    </style:style>
    <style:style style:name="P31" style:family="paragraph" style:parent-style-name="Preformatted_20_Text">
      <style:text-properties style:font-name="Liberation Mono" fo:font-size="10pt" fo:font-weight="normal" officeooo:rsid="00198cf6" officeooo:paragraph-rsid="0027b0af" style:font-size-asian="10pt" style:font-weight-asian="normal" style:font-size-complex="10pt" style:font-weight-complex="normal"/>
    </style:style>
    <style:style style:name="P32" style:family="paragraph" style:parent-style-name="Preformatted_20_Text">
      <style:text-properties officeooo:rsid="00198cf6" officeooo:paragraph-rsid="0027b0af"/>
    </style:style>
    <style:style style:name="P33" style:family="paragraph" style:parent-style-name="Preformatted_20_Text">
      <style:paragraph-properties fo:text-align="center" style:justify-single-word="false"/>
      <style:text-properties fo:font-size="14pt" officeooo:rsid="00198cf6" officeooo:paragraph-rsid="0027b0af" style:font-size-asian="14pt" style:font-size-complex="14pt"/>
    </style:style>
    <style:style style:name="P34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1pt" style:font-size-asian="11pt" style:font-size-complex="11pt"/>
    </style:style>
    <style:style style:name="P35" style:family="paragraph" style:parent-style-name="Subtitle">
      <style:text-properties style:font-name="Liberation Mono" officeooo:rsid="0026ecc0" officeooo:paragraph-rsid="0026ecc0"/>
    </style:style>
    <style:style style:name="P36" style:family="paragraph" style:parent-style-name="Subtitle">
      <style:text-properties style:font-name="Liberation Mono" officeooo:paragraph-rsid="0021539f"/>
    </style:style>
    <style:style style:name="P37" style:family="paragraph" style:parent-style-name="Subtitle">
      <style:text-properties style:font-name="Liberation Mono" officeooo:paragraph-rsid="0027b0af"/>
    </style:style>
    <style:style style:name="P38" style:family="paragraph" style:parent-style-name="Subtitle">
      <style:text-properties fo:font-size="14pt" officeooo:paragraph-rsid="0027b0af" style:font-size-asian="14pt" style:font-size-complex="14pt"/>
    </style:style>
    <style:style style:name="T1" style:family="text">
      <style:text-properties officeooo:rsid="000dbe60"/>
    </style:style>
    <style:style style:name="T2" style:family="text">
      <style:text-properties officeooo:rsid="001abb7e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officeooo:rsid="001998ee" style:font-size-asian="10.5pt" style:font-size-complex="12pt"/>
    </style:style>
    <style:style style:name="T5" style:family="text">
      <style:text-properties fo:font-size="12pt" officeooo:rsid="001abb7e" style:font-size-asian="10.5pt" style:font-size-complex="12pt"/>
    </style:style>
    <style:style style:name="T6" style:family="text">
      <style:text-properties fo:font-size="12pt" officeooo:rsid="0018a310" style:font-size-asian="10.5pt" style:font-size-complex="12pt"/>
    </style:style>
    <style:style style:name="T7" style:family="text">
      <style:text-properties fo:font-size="12pt" officeooo:rsid="001d6d56" style:font-size-asian="10.5pt" style:font-size-complex="12pt"/>
    </style:style>
    <style:style style:name="T8" style:family="text">
      <style:text-properties fo:font-size="12pt" officeooo:rsid="0019247a" style:font-size-asian="10.5pt" style:font-size-complex="12pt"/>
    </style:style>
    <style:style style:name="T9" style:family="text">
      <style:text-properties fo:font-size="12pt" officeooo:rsid="001ec112" style:font-size-asian="10.5pt" style:font-size-complex="12pt"/>
    </style:style>
    <style:style style:name="T10" style:family="text">
      <style:text-properties fo:font-size="12pt" officeooo:rsid="0020916d" style:font-size-asian="10.5pt" style:font-size-complex="12pt"/>
    </style:style>
    <style:style style:name="T11" style:family="text">
      <style:text-properties officeooo:rsid="001b76e9"/>
    </style:style>
    <style:style style:name="T12" style:family="text">
      <style:text-properties officeooo:rsid="001ec112"/>
    </style:style>
    <style:style style:name="T13" style:family="text">
      <style:text-properties officeooo:rsid="0019247a"/>
    </style:style>
    <style:style style:name="T14" style:family="text">
      <style:text-properties officeooo:rsid="0018a310"/>
    </style:style>
    <style:style style:name="T15" style:family="text">
      <style:text-properties officeooo:rsid="0020916d"/>
    </style:style>
    <style:style style:name="T16" style:family="text">
      <style:text-properties officeooo:rsid="00278a75"/>
    </style:style>
    <style:style style:name="T17" style:family="text">
      <style:text-properties officeooo:rsid="0027f431"/>
    </style:style>
    <style:style style:name="T18" style:family="text">
      <style:text-properties officeooo:rsid="00286a4b"/>
    </style:style>
    <style:style style:name="T19" style:family="text">
      <style:text-properties officeooo:rsid="001998ee"/>
    </style:style>
    <style:style style:name="T20" style:family="text">
      <style:text-properties officeooo:rsid="001d6d56"/>
    </style:style>
    <style:style style:name="T21" style:family="text">
      <style:text-properties style:font-name="Liberation Mono" fo:font-size="11pt" fo:font-weight="normal" officeooo:rsid="0014c74a" style:font-size-asian="11pt" style:font-weight-asian="normal" style:font-size-complex="11pt" style:font-weight-complex="normal"/>
    </style:style>
    <style:style style:name="T22" style:family="text">
      <style:text-properties style:font-name="Liberation Mono" fo:font-size="11pt" fo:font-weight="normal" officeooo:rsid="001998ee" style:font-size-asian="11pt" style:font-weight-asian="normal" style:font-size-complex="11pt" style:font-weight-complex="normal"/>
    </style:style>
    <style:style style:name="T23" style:family="text">
      <style:text-properties style:font-name="Liberation Mono" fo:font-weight="normal" officeooo:rsid="0014c74a" style:font-weight-asian="normal" style:font-weight-complex="normal"/>
    </style:style>
    <style:style style:name="T24" style:family="text">
      <style:text-properties style:font-name="Liberation Mono" fo:font-weight="normal" officeooo:rsid="001998ee" style:font-weight-asian="normal" style:font-weight-complex="normal"/>
    </style:style>
    <style:style style:name="T25" style:family="text">
      <style:text-properties officeooo:rsid="00277fb4"/>
    </style:style>
    <style:style style:name="T26" style:family="text">
      <style:text-properties officeooo:rsid="001ab4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Plan of Attack</text:p>
      <text:p text:style-name="P28">This document outlines our proposed implementation for building the CS 246 final project. We will implement “BuildingBuyer7000”.</text:p>
      <text:p text:style-name="P28"/>
      <text:p text:style-name="P28">The structure of this outline is as follows:</text:p>
      <text:p text:style-name="P28"/>
      <text:p text:style-name="P34">1. A main function basic outline which describes the sequence of events that occur during gameplay.</text:p>
      <text:p text:style-name="P34"/>
      <text:p text:style-name="P34">2. A description of critical methods to ensure functionality of specified classes.</text:p>
      <text:p text:style-name="P34"/>
      <text:p text:style-name="P34">3. A Task Delegation List</text:p>
      <text:p text:style-name="P34"/>
      <text:p text:style-name="P34">4. A core requirements flowchar – detailing how we will implement the core requirements of the project - as specified in bb7k.pdf.</text:p>
      <text:p text:style-name="P26"><text:s/></text:p>
      <text:p text:style-name="P36">Main Function Basic Outline</text:p>
      <text:p text:style-name="P29"/>
      <text:p text:style-name="P29">Program is called from command line with optional arguments (-load file or -test). </text:p>
      <text:p text:style-name="P29"><text:tab/>I. -load: file the game is played from the state specified in file. </text:p>
      <text:p text:style-name="P29"><text:tab/>II.-test: the values of each die roll can be specified by the player. </text:p>
      <text:p text:style-name="P29"/>
      <text:p text:style-name="P29">Read number of players, player names, and chars(board pieces) from cin.</text:p>
      <text:p text:style-name="P29"/>
      <text:p text:style-name="P29">Array of player objects is created and stored in a field of the board. (This is detailed in flow chart)</text:p>
      <text:p text:style-name="P29"/>
      <text:p text:style-name="P30">The commands are as follows:</text:p>
      <text:p text:style-name="P29"/>
      <text:p text:style-name="P29"><text:tab/>roll - theBoard-&gt;movePlayer is called. Method first checks if the player is in the Timsline. Method changes the players location pointer and calls the action method on the location pointer<text:tab/>with it's self as an argument </text:p>
      <text:p text:style-name="P29">. The method then calls textDisplay-&gt;notify(the appropriate coordinates and char). The board is then printed. </text:p>
      <text:p text:style-name="P29"/>
      <text:p text:style-name="P29"><text:tab/>trade &lt;name&gt; &lt;give&gt; &lt;receive&gt; - active player offers to trade &lt;give&gt; with &lt;name&gt; in return for &lt;receive&gt;. </text:p>
      <text:p text:style-name="P29"><text:s text:c="2"/>theboard-&gt;trade(current<text:span text:style-name="T1">P</text:span>layer) called. </text:p>
      <text:p text:style-name="P29"><text:tab/> </text:p>
      <text:p text:style-name="P29"><text:tab/>improve &lt;property&gt; buy/sell â player-&gt;improve() improve method reads in property name and <text:tab/>checks if player owns. Checks if player can afford improvement if yes calls </text:p>
      <text:p text:style-name="P29"><text:tab/>property-&gt;improve(buy/sell) this method bill/compensates the owner the appropriate amount. Board-&gt;print() is then called from main. </text:p>
      <text:p text:style-name="P29"><text:tab/> </text:p>
      <text:p text:style-name="P29"><text:tab/>mortgage &lt;property&gt; - player-&gt;mortgage() called, reads in name of property, checks if it owns <text:tab/>property. If player owns property property-&gt;mortgage() is called this method makes the <text:tab/>property stop charging tuition and compensates the owner. </text:p>
      <text:p text:style-name="P29"><text:soft-page-break/></text:p>
      <text:p text:style-name="P29"><text:tab/>unmortgage &lt;property&gt; - player-&gt;unmortgage() called, checks if it owns property bills the <text:tab/>owner the lent money plus ten percent. Makes the property start charging tuition again. </text:p>
      <text:p text:style-name="P29"/>
      <text:p text:style-name="P29"><text:tab/>bankrupt - player-&gt;bankrupt() is called. Checks if player owes more money than has. If yes all <text:tab/><text:tab/>assets are given to play who is owed. Players must immediately pay 10% of the principle when <text:tab/>inheriting a mortgaged property. They may then choose to unmortgage be paying the principle if <text:tab/>not they will have to pay the usual principle plus 10% when unmortgaging later. </text:p>
      <text:p text:style-name="P29"/>
      <text:p text:style-name="P29"><text:tab/>Assets - calls player-&gt;displayAssets(). Does not print if player is deciding how to pay tu<text:span text:style-name="T1">i</text:span>tion </text:p>
      <text:p text:style-name="P29"/>
      <text:p text:style-name="P29"><text:tab/>save - saves the state of the game </text:p>
      <text:p text:style-name="P29"/>
      <text:p text:style-name="P29"><text:tab/>next - if player is not in tims line and has rolled this turn continues. </text:p>
      <text:p text:style-name="P29"/>
      <text:p text:style-name="P29"/>
      <text:p text:style-name="P2">Description of Critical Methods</text:p>
      <text:p text:style-name="P3"/>
      <text:p text:style-name="P4">Board::Board() - <text:span text:style-name="T2">NHDeckconfig.txt, SLCDeckConfig.txt, boardConfig.txt</text:span></text:p>
      <text:p text:style-name="P17">- Befor<text:span text:style-name="T25">e</text:span> every game a new board must be made.</text:p>
      <text:p text:style-name="P17">- The board constructor, Board::Board(), is entirely responsible for the new board.</text:p>
      <text:p text:style-name="P17">- Board configuration is stored in textfiles. Includes property names, prices, improvement costs, tuition.</text:p>
      <text:p text:style-name="P17">- Board::Board() constructs the squares using FileReads objects created using the configuration files.</text:p>
      <text:p text:style-name="P25"><text:span text:style-name="T23">- </text:span><text:span text:style-name="T24">Construct DeckBuilder object. Run buildDeck(fileName) where fileName is the name of deck configuration file.</text:span></text:p>
      <text:p text:style-name="P11"/>
      <text:p text:style-name="P5">Board::startGame() - <text:span text:style-name="T11">cin</text:span></text:p>
      <text:p text:style-name="P18">- Reads in player names and avatars from cin to construct Player objects and puti them in the players. array.</text:p>
      <text:p text:style-name="P18">- randomly decides who goes first. Sets currentActivePlay field.</text:p>
      <text:p text:style-name="P12"/>
      <text:p text:style-name="P5">Board::load() - <text:span text:style-name="T11">saveFile.txt</text:span></text:p>
      <text:p text:style-name="P18">- Creates ReadFile object with saveFill string and uses it to create and new players array.</text:p>
      <text:p text:style-name="P18">- Resulting players have avatar, money, position, rollup the rim cups and turns left in the DC tims line as specified in saveFile.</text:p>
      <text:p text:style-name="P18">- Order of players in array is same as oder they where read in.</text:p>
      <text:p text:style-name="P18">- Game continues with first read in player going first.</text:p>
      <text:p text:style-name="P12"/>
      <text:p text:style-name="P5">Board::roll<text:span text:style-name="T12">() - cin</text:span></text:p>
      <text:p text:style-name="P18"><text:span text:style-name="T14">- calls Board::movePlayer(numSpaces) where numSpaces is the sum of two random numbers between 1 and 6.</text:span></text:p>
      <text:p text:style-name="P18"><text:span text:style-name="T14">- runs currentActivePlayer-&gt;location-&gt;action(). Action() alters the currentActivePlayer appropriately.</text:span></text:p>
      <text:p text:style-name="P12"/>
      <text:p text:style-name="P6"/>
      <text:p text:style-name="P6"><text:span text:style-name="T13">B</text:span>oard::movePlayer<text:span text:style-name="T12">(int numSpaces)</text:span></text:p>
      <text:p text:style-name="P19">- <text:span text:style-name="T14">moves the currentActivePlayer a numSpaces squares forward.</text:span></text:p>
      <text:p text:style-name="P13"/>
      <text:p text:style-name="P7"><text:soft-page-break/><text:span text:style-name="T14">B</text:span>oard::trade(<text:span text:style-name="T15">Player *otherPlayer, String offer, String recieve</text:span>) - <text:span text:style-name="T15">cin</text:span></text:p>
      <text:p text:style-name="P20">- <text:span text:style-name="T15">reads accept/reject from cin.</text:span></text:p>
      <text:p text:style-name="P21">- if accept takes offer from currentActivePlayer and to otherPlayer the takes recieve from otherPlayer and gives it to currentActivePlayer.</text:p>
      <text:p text:style-name="P20">- <text:span text:style-name="T15">if reject do nothing.</text:span></text:p>
      <text:p text:style-name="P14"/>
      <text:p text:style-name="P8">Player::pay<text:span text:style-name="T16">Debt</text:span>()</text:p>
      <text:p text:style-name="P22">- <text:span text:style-name="T17">defines local int payment as min(debt, savings). Calls creditor-&gt;recieveTuition(payment) and decrease savings and debt by payment.</text:span></text:p>
      <text:p text:style-name="P22">- <text:span text:style-name="T18">if all debt is paid creditor is assigned to null</text:span></text:p>
      <text:p text:style-name="P15"/>
      <text:p text:style-name="P9">Player::recieveTuition(int <text:span text:style-name="T18">tuition</text:span>)</text:p>
      <text:p text:style-name="P23">- <text:span text:style-name="T18">increases savings by tuition.</text:span></text:p>
      <text:p text:style-name="P16"/>
      <text:p text:style-name="P10">Bankrupt()</text:p>
      <text:p text:style-name="P24">- All assets are given to the creditor using the trade member of the board.</text:p>
      <text:p text:style-name="P24"/>
      <text:p text:style-name="P24"/>
      <text:p text:style-name="P37">List of Responsibilities </text:p>
      <text:p text:style-name="P27"><text:tab/>Specifies what classes each partner is responsible for implementing.</text:p>
      <text:p text:style-name="P32"/>
      <text:p text:style-name="P38">Amanda:</text:p>
      <text:p text:style-name="P32"/>
      <text:p text:style-name="P32">Textdisplay, fileReader, board, player, save files, card config files, property config files.</text:p>
      <text:p text:style-name="P32"/>
      <text:p text:style-name="P33">Travis:</text:p>
      <text:p text:style-name="P32"/>
      <text:p text:style-name="P31">mainfunction, card <text:span text:style-name="T26">and all subclasses</text:span>, deckBuilder, Square <text:span text:style-name="T26">and all subclasses</text:span>, TimCupDispens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iberation Mono" fo:font-size="10pt" officeooo:rsid="00259dbb" officeooo:paragraph-rsid="00259dbb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Travis Dunn<text:tab/><text:tab/>March 25 2015</text:p>
        <text:p text:style-name="MP1">Amanda Chan<text:tab/><text:tab/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avis Dunn</meta:initial-creator>
    <meta:creation-date>2015-03-25T15:30:04.959499099</meta:creation-date>
    <dc:date>2015-03-26T19:28:32.643936288</dc:date>
    <meta:editing-duration>PT1H38M9S</meta:editing-duration>
    <meta:editing-cycles>18</meta:editing-cycles>
    <meta:generator>LibreOffice/4.2.7.2$Linux_X86_64 LibreOffice_project/420m0$Build-2</meta:generator>
    <dc:creator>Travis Dunn</dc:creator>
    <meta:document-statistic meta:table-count="0" meta:image-count="0" meta:object-count="0" meta:page-count="3" meta:paragraph-count="68" meta:word-count="775" meta:character-count="5129" meta:non-whitespace-character-count="4373"/>
  </office:meta>
</office:document-meta>
</file>